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Text_20_body">
      <style:text-properties style:font-name="Arial" fo:font-size="10pt" style:font-size-asian="10pt" style:font-size-complex="10pt"/>
    </style:style>
    <style:style style:name="P3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P4" style:family="paragraph" style:parent-style-name="Preformatted_20_Text">
      <style:text-properties fo:font-variant="normal" fo:text-transform="none" fo:color="#ff950e" style:font-name="Menlo" fo:font-size="9pt" fo:letter-spacing="normal" fo:font-style="normal" fo:font-weight="normal" style:font-size-asian="10pt" style:font-size-complex="10pt"/>
    </style:style>
    <style:style style:name="P5" style:family="paragraph" style:parent-style-name="Preformatted_20_Text">
      <style:text-properties fo:font-variant="normal" fo:text-transform="none" fo:color="#ff950e" style:font-name="Arial" fo:font-size="10pt" fo:letter-spacing="normal" fo:font-style="normal" fo:font-weight="normal" style:font-size-asian="10pt" style:font-size-complex="10pt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text-properties style:font-name="Arial" fo:font-size="14pt" style:font-size-asian="14pt" style:font-size-complex="14pt"/>
    </style:style>
    <style:style style:name="P8" style:family="paragraph" style:parent-style-name="Standard">
      <style:text-properties style:font-name="Arial" fo:font-size="12pt" style:font-size-asian="12pt" style:font-size-complex="12pt"/>
    </style:style>
    <style:style style:name="P9" style:family="paragraph" style:parent-style-name="Standard">
      <style:text-properties fo:color="#00ae00" style:font-name="Arial" fo:font-size="10pt" style:font-size-asian="10pt" style:font-size-complex="10pt"/>
    </style:style>
    <style:style style:name="P10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1" style:family="paragraph" style:parent-style-name="Standard">
      <style:text-properties style:use-window-font-color="true" style:font-name="Arial" fo:font-size="10pt"/>
    </style:style>
    <style:style style:name="P12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3" style:family="paragraph" style:parent-style-name="Standard">
      <style:text-properties fo:color="#ff950e"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color="#56db3a"/>
    </style:style>
    <style:style style:name="T3" style:family="text">
      <style:text-properties fo:color="#ff0000"/>
    </style:style>
    <style:style style:name="T4" style:family="text">
      <style:text-properties fo:color="#00ae00"/>
    </style:style>
    <style:style style:name="T5" style:family="text">
      <style:text-properties fo:color="#00ae00" style:font-size-asian="10pt" style:font-size-complex="10pt"/>
    </style:style>
    <style:style style:name="T6" style:family="text">
      <style:text-properties fo:font-variant="normal" fo:text-transform="none" fo:color="#ffffff" style:font-name="Menlo" fo:font-size="9pt" fo:letter-spacing="normal" fo:font-style="normal" fo:font-weight="normal"/>
    </style:style>
    <style:style style:name="T7" style:family="text">
      <style:text-properties fo:font-variant="normal" fo:text-transform="none" style:font-name="Menlo" fo:font-size="9pt" fo:letter-spacing="normal" fo:font-style="normal" fo:font-weight="normal"/>
    </style:style>
    <style:style style:name="T8" style:family="text">
      <style:text-properties fo:font-variant="normal" fo:text-transform="none" fo:color="#00ae00" style:font-name="Menlo" fo:font-size="9pt" fo:letter-spacing="normal" fo:font-style="normal" fo:font-weight="normal"/>
    </style:style>
    <style:style style:name="T9" style:family="text">
      <style:text-properties style:font-size-asian="10pt" style:font-size-complex="10pt"/>
    </style:style>
    <style:style style:name="T10" style:family="text">
      <style:text-properties style:use-window-font-color="tru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cje na temat security</text:p>
      <text:p text:style-name="P1"><text:a xlink:type="simple" xlink:href="http://symfony.com/doc/2.7/book/security.html">http://symfony.com/doc/2.7/book/security.html</text:a></text:p>
      <text:p text:style-name="P1"><text:a xlink:type="simple" xlink:href="http://symfony.com/doc/2.7/cookbook/security/index.html">http://symfony.com/doc/2.7/cookbook/security/index.html</text:a></text:p>
      <text:p text:style-name="P1"/>
      <text:p text:style-name="P1">Budowanie prostego formularza logowania:</text:p>
      <text:p text:style-name="P1"><text:a xlink:type="simple" xlink:href="http://symfony.com/doc/2.7/cookbook/security/form_login_setup.html">http://symfony.com/doc/2.7/cookbook/security/form_login_setup.html</text:a></text:p>
      <text:p text:style-name="P1"/>
      <text:p text:style-name="P1">Budowanie prostego formularza logowania z bazą danych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Wykorzystanie biblioteki</text:p>
      <text:p text:style-name="P1"><text:a xlink:type="simple" xlink:href="http://symfony.com/doc/current/bundles/FOSUserBundle/index.html">http://symfony.com/doc/current/bundles/FOSUserBundle/index.html</text:a></text:p>
      <text:p text:style-name="P1"/>
      <text:p text:style-name="P1">HWIOAuthBundle – logowanie do strony przez Google, Facebook, Twitter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/>
      <text:p text:style-name="P1"/>
      <text:p text:style-name="P7">Ładowanie użytkowników z bazy danych</text:p>
      <text:p text:style-name="P1"/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/>
      <text:p text:style-name="P1"/>
      <text:p text:style-name="P1"/>
      <text:p text:style-name="P1">Wczytywanie użytkowników z pliku i z bazy danych:</text:p>
      <text:p text:style-name="P1"><text:a xlink:type="simple" xlink:href="http://symfony.com/doc/2.7/cookbook/security/multiple_user_providers.html">http://symfony.com/doc/2.7/cookbook/security/multiple_user_providers.html</text:a></text:p>
      <text:p text:style-name="P1"/>
      <text:p text:style-name="P1"/>
      <text:p text:style-name="P1"/>
      <text:p text:style-name="P1"/>
      <text:p text:style-name="P8">Dynamiczne kodowanie haseł:</text:p>
      <text:p text:style-name="P1"><text:a xlink:type="simple" xlink:href="http://symfony.com/doc/2.7/book/security.html#c-encoding-the-user-s-password">http://symfony.com/doc/2.7/book/security.html#c-encoding-the-user-s-password</text:a></text:p>
      <text:p text:style-name="P1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16M14S</meta:editing-duration>
    <meta:editing-cycles>12</meta:editing-cycles>
    <meta:generator>OpenOffice.org/3.3$Win32 OpenOffice.org_project/330m20$Build-9567</meta:generator>
    <dc:date>2016-03-01T16:09:00.83</dc:date>
    <dc:creator>szymon idczak</dc:creator>
    <meta:document-statistic meta:table-count="0" meta:image-count="0" meta:object-count="0" meta:page-count="1" meta:paragraph-count="17" meta:word-count="51" meta:character-count="900"/>
    <meta:user-defined meta:name="Info 1"/>
    <meta:user-defined meta:name="Info 2"/>
    <meta:user-defined meta:name="Info 3"/>
    <meta:user-defined meta:name="Info 4"/>
  </office:meta>
</office:document-meta>
</file>